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ce style:name="Times New Roman1" svg:font-family="'Times New Roman'" style:font-family-generic="roman"/>
    <style:font-face style:name="sans-serif" svg:font-family="sans-serif"/>
    <style:font-face style:name="serif" svg:font-family="serif"/>
  </office:font-face-decls>
  <office:automatic-styles>
    <style:style style:name="P1" style:family="paragraph" style:parent-style-name="Header">
      <style:text-properties officeooo:rsid="0017a1cc" officeooo:paragraph-rsid="0017a1cc"/>
    </style:style>
    <style:style style:name="P2" style:family="paragraph" style:parent-style-name="Text_20_body">
      <style:paragraph-properties fo:margin-left="0in" fo:margin-right="0in" fo:margin-top="0in" fo:margin-bottom="0in" style:contextual-spacing="false" fo:line-height="240%" fo:text-align="justify" style:justify-single-word="false" fo:text-indent="0.5in" style:auto-text-indent="false" style:writing-mode="lr-tb"/>
      <style:text-properties officeooo:paragraph-rsid="0017a1cc"/>
    </style:style>
    <style:style style:name="P3" style:family="paragraph" style:parent-style-name="Text_20_body">
      <style:paragraph-properties fo:margin-left="0in" fo:margin-right="0in" fo:margin-top="0in" fo:margin-bottom="0in" style:contextual-spacing="false" fo:line-height="240%" fo:text-align="justify" style:justify-single-word="false" fo:text-indent="0.5in" style:auto-text-indent="false" style:writing-mode="lr-tb"/>
      <style:text-properties officeooo:paragraph-rsid="0015e0ee"/>
    </style:style>
    <style:style style:name="P4" style:family="paragraph" style:parent-style-name="Text_20_body">
      <style:paragraph-properties fo:margin-left="0in" fo:margin-right="0in" fo:margin-top="0in" fo:margin-bottom="0in" style:contextual-spacing="false" fo:line-height="240%" fo:text-align="justify" style:justify-single-word="false" fo:text-indent="0in" style:auto-text-indent="false" style:writing-mode="lr-tb"/>
      <style:text-properties officeooo:rsid="0015e0ee" officeooo:paragraph-rsid="0015e0ee"/>
    </style:style>
    <style:style style:name="P5" style:family="paragraph" style:parent-style-name="Text_20_body">
      <style:paragraph-properties fo:margin-left="0in" fo:margin-right="0in" fo:margin-top="0in" fo:margin-bottom="0in" style:contextual-spacing="false" fo:line-height="240%" fo:text-align="center" style:justify-single-word="false" fo:text-indent="0in" style:auto-text-indent="false" style:writing-mode="lr-tb"/>
      <style:text-properties officeooo:rsid="0017a1cc" officeooo:paragraph-rsid="0017a1cc"/>
    </style:style>
    <style:style style:name="P6" style:family="paragraph" style:parent-style-name="Text_20_body">
      <style:paragraph-properties fo:margin-left="0in" fo:margin-right="0in" fo:margin-top="0in" fo:margin-bottom="0in" style:contextual-spacing="false" fo:line-height="240%" fo:text-align="start" style:justify-single-word="false" fo:text-indent="0in" style:auto-text-indent="false" style:writing-mode="lr-tb"/>
      <style:text-properties officeooo:rsid="0017a1cc" officeooo:paragraph-rsid="0017a1cc"/>
    </style:style>
    <style:style style:name="P7" style:family="paragraph" style:parent-style-name="Text_20_body">
      <style:paragraph-properties fo:margin-left="0in" fo:margin-right="0in" fo:margin-top="0in" fo:margin-bottom="0in" style:contextual-spacing="false" fo:line-height="240%" fo:text-align="justify" style:justify-single-word="false" fo:text-indent="0.5in" style:auto-text-indent="false" style:writing-mode="lr-tb"/>
      <style:text-properties officeooo:rsid="0017a1cc" officeooo:paragraph-rsid="0017a1cc"/>
    </style:style>
    <style:style style:name="T1"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2pt" fo:font-style="italic" style:text-underline-style="none" fo:font-weight="normal" style:text-blinking="false" fo:background-color="transparent" loext:char-shading-value="0" style:font-style-asian="italic" style:font-style-complex="italic"/>
    </style:style>
    <style:style style:name="T3" style:family="text">
      <style:text-properties fo:font-variant="normal" fo:text-transform="none" fo:color="#000000" loext:opacity="100%" style:text-line-through-style="none" style:text-line-through-type="none" style:font-name="Times New Roman" fo:font-size="12pt" fo:font-style="italic" style:text-underline-style="none" fo:font-weight="normal" officeooo:rsid="0017a1cc" style:text-blinking="false" fo:background-color="transparent" loext:char-shading-value="0" style:font-style-asian="italic" style:font-style-complex="italic"/>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5e0ee"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tyle-asian="normal" style:font-style-complex="normal"/>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896ff" style:text-blinking="false" fo:background-color="transparent" loext:char-shading-value="0" style:font-style-asian="normal" style:font-style-complex="normal"/>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7a1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serif" fo:font-size="12pt" fo:font-style="normal" style:text-underline-style="none" fo:font-weight="normal" officeooo:rsid="0017a1c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sans-serif" fo:font-size="12pt" fo:font-style="normal" style:text-underline-style="none" fo:font-weight="normal" officeooo:rsid="001896ff" style:text-blinking="false" fo:background-color="transparent" loext:char-shading-value="0" style:font-size-asian="12pt" style:font-style-asian="normal" style:font-size-complex="12pt" style:font-style-complex="normal"/>
    </style:style>
    <style:style style:name="T11"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896ff" style:text-blinking="false" fo:background-color="transparent" loext:char-shading-value="0"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Midterm Paper</text:span></text:p>
      <text:p text:style-name="P4"><text:bookmark text:name="docs-internal-guid-66933537-7fff-f451-e4d9-99e403ba2511"/><text:span text:style-name="T4"><text:tab/>“</text:span><text:span text:style-name="T1">Communist”</text:span><text:span text:style-name="T4"> by Richard Ford </text:span><text:span text:style-name="T8">written in his </text:span><text:span text:style-name="T3">Rock Spring Stories</text:span><text:span text:style-name="T4"> and “</text:span><text:span text:style-name="T1">Mississippi”</text:span><text:span text:style-name="T4"> by Rick Bass are two American short stories which tackle the themes of the struggles in southern living, familial and friendly bonds, and personal life struggles. Despite the underlying tones in the two different stories being drastically different, they both offer an insightful view into southern American living, and share the theme of limited opportunity and how this affects the course of action taken by the protagonists. </text:span></text:p>
      <text:p text:style-name="P2"><text:span text:style-name="T1">Communist </text:span><text:span text:style-name="T4">follows the life of Leslie, his mother Aileen, and Aileen’s </text:span><text:span text:style-name="T8">ex </text:span><text:span text:style-name="T4">boyfriend Glen Baxter, who is a self identified communist who is highly critical of the capitalist way of life so prevalent in America. </text:span><text:span text:style-name="T8">Aileen and Leslie live in the house that they are able to live in due to the benefits that Leslie’s father receives</text:span><text:span text:style-name="T4">. During </text:span><text:span text:style-name="T8">Glen Baxter’s</text:span><text:span text:style-name="T4"> time in the war in Vietnam, he developed a love for hunting </text:span><text:span text:style-name="T8">as can be seen in the quote “He had been to Vietnam as far back as then, and when he was in our house he often talked about shooting the animals over there - monkeys and beautiful parrots - using military guns just for sport” (Leslie, 173)</text:span><text:span text:style-name="T4">, and upon returning to the states he disowned his allegiance to the CIA and became a self-identified communist, and this can be seen in his constant critiques of capitalism, and how the capitalist US government treats its poorest citizens </text:span><text:span text:style-name="T8">in the quotation “</text:span><text:span text:style-name="T9">the country was poisoned by the</text:span><text:span text:style-name="T8"> </text:span><text:span text:style-name="T9">rich, and strong men would need to bring it to life aga</text:span><text:span text:style-name="T8">in” (Baxter, 174)</text:span><text:span text:style-name="T4">. He tells Leslie that he is in constant danger as communists understandably have enemies within the United States, and considering the story is closer to the time of the Red Scare than we currently are, this is understandable and could potentially be one of the reasons for Glen’s daily stress in life. One day, Glen Baxter takes Aileen and Leslie out for a hunting trip where he teaches Leslie how to hunt Geese. Both of them are able to take down a total of 5 geese, but Glen misfires and one of the geese falls into water and painfully clings onto </text:span><text:soft-page-break/><text:span text:style-name="T4">its life. When Leslie brings this to his mother’s awareness, she asks Glen to put it out of his misery, but due to his stubborn attitude and refusal to put the goose out of its misery, Aileen becomes very upset and asserts that Glen has no emotions that make him a worthwhile person to be engaged with. This scene in the story sets forth a critique of an inherent human imperfection, and that is the habit of judging someone in a situation we don’t fully understand. When reading the text, one is able to realize that Glen had spared this goose out of sympathy, and when he shot the goose and saw it fall we can very easily infer that it was done so due to a flashback from the war in Vietnam which understandable gives Glen PTSD that he struggles with at the time of the narrative. He also undergoes the stress of constantly being on the run for being a communist, but these deeper aspects to his character aren't fully realized by Aileen. This scene shows that despite outward appearances, everyone is just trying to get by in their daily lives, and we all share a common theme of making poor decisions influenced by external factors. This characteristic can also be seen in Aileen and Leslie’s relationship to one another. Despite Aileen being the mother of Leslie, she and him do not have a large gap in their age, and the relationship between them is moreso one between siblings rather than one between a guiding parent and their pupil. </text:span></text:p>
      <text:p text:style-name="P3"><text:span text:style-name="T5">At the end of this simple narrative showcasing a day you may expect to see in the wild southern areas of the United States, Aileen and Leslie discuss Glen Baxter and Aileen clearly thinks Glen is out of it and putting himself in severe danger and clearly does not really want to associate with him. Leslie likewise agrees and states that he does not like Glen that much either. Nonetheless, despite Aileen and Leslie’s rejection of Glen Baxter, they seem to have a much more nuances opinion considering that when the an entire flock of geese fly above them, they take a moment to remember that day they went hunting with Glen and appreciating it. This shows the reader that no matter what one may feel that they think of someone else, any positive influence </text:span><text:soft-page-break/><text:span text:style-name="T5">regardless of who it comes from is able to influence someone who perhaps not personally like the person in question. </text:span></text:p>
      <text:p text:style-name="P7"><text:span text:style-name="T4">Like </text:span><text:span text:style-name="T2">Communist, Mississippi </text:span><text:span text:style-name="T6">by Rick Bass is another short story depicting life in the southern United States. It follows the life of a very grumpy and uninterested protagonist. He continually uses extreme profanity throughout the story which should be evident enough from the reader reading it that I may not need to quote such an abomination in this midterm. </text:span><text:span text:style-name="T7">We know from the first paragraph that he is extremely vulgar because he starts off by referring to the “fuckers” who did away with Coca-Cola in Mississippi, and curses without second thought throughout the story, clearly showing us that he does not care about what we may think about him or his actions</text:span><text:span text:style-name="T6">. He is known to unconditionally love a rich fat girl named Leane who regularly brought him bottles of Coca-Cola. Its later unsurprisingly found out that when he has bad days, he will regularly smash a few Coca-Cola bottles to get his anger out, further building upon his angry character trait </text:span><text:span text:style-name="T7">as he is clearly describing in page 96, “</text:span><text:span text:style-name="T11">When I have a bad day at work I will go home and throw three or four of them against the rocks in the back pasture</text:span><text:span text:style-name="T10">”</text:span><text:span text:style-name="T6">. His uninterest in life is clear from the fact that he does not seem to be striving to achieve anything further in life and has pretty much accepted his current situation and merely reacts to it by taking out his anger on those around him, such as the time that he and Leane’s brother Hector beat up some boys who had made fun of Leane’s weight. Despite his very clearly aggressive behaviour, it is an undeniable that he loves Leane unconditionally and has a soft spot for her, going as far as to say he regrets his prior decision of not marrying her and states that if she ever </text:span><text:span text:style-name="T7">came back from California</text:span><text:span text:style-name="T6"> asked him again, he would say yes. </text:span><text:span text:style-name="T7">Since Leane’s moving away to California after he tells her he does not want to marry her, it is clear that he thinks much about her as he gives very important details to depict how much he loves her in this story</text:span><text:span text:style-name="T6">. Furthermore, </text:span><text:soft-page-break/><text:span text:style-name="T6">given the context of his situation, one may argue that the protagonist of Mississippi is merely a victim to his material conditions, and that the lack of economic innovation and investment into this state </text:span><text:span text:style-name="T7">alongside losing the love of his life</text:span><text:span text:style-name="T6"> contributes to his violent outrages and disinterest in life, thus implying that before we judge anyone who may be acting in an irrational manner that we should try to understand the context of how they are acting so that we can become more compassionate people. </text:span></text:p>
      <text:p text:style-name="P7"><text:span text:style-name="T6">In conclusion, both Communist and Mississippi are beautifully written stories of high power intellect that both depict a life in the global south of the United States, and how the lifestyles of people in these areas are drastically different than ours. Both stories provide direct and indirect lessons. For example, both stories indirectly teach us in different ways to be mindful of the situation others might be in so that we do not make the mistake of judging them for their behaviors that may seem irrational to us but uncontrollable to them. In Mississippi, it is the uncertainty of living in the global south with its limited opportunities and inherently boring life that causes the antagonist to act in a bizzare, unethical behavior, whereas in Communist it is the PTSD from the Vietnam war, the stress of constantly being hunted down, and Aileen’s rejection of him that likely causes him to act in a way that is not perceivable by the naked eyes of Aileen or her son Leslie. Another similarity is through the nuanced characteristics of human beings. This similarity however, has a few differences. In Mississippi, we are presented with an extremely dirty, obscene man who has a soft-spot in himself due to his love for Leane. One would normally think that a person like the protagonist of Mississippi would be the opposite towards a heavier woman like Leane, but surprisingly he loves her unconditionally and loves to tell the reader about their love-making sessions. This provides an entire new side to a character one may think is merely a lunatic from the outward appearance. Likewise, in Communist, Aileen and Leslie both conclude that they do </text:span><text:soft-page-break/><text:span text:style-name="T6">not really like Glen Baxter, but are ironically forced to reminisce the day that they went goose-hunting together when a flock of wild geese appear flying above them. Furthermore, there is also the uncertainty of living in the Southern part of the United States during a time of limited technology, infrastructure, and investment which influence the psychological behaviors of everyone involved. </text:span></text:p>
      <text:p text:style-name="P7"><text:span text:style-name="T6">Despite taking very different approaches in narration style and the character traits of the protagonists involved, both stories reveal the uncertain nature of living in the south during quite previous times than ours, and teach us not to be judgmental of those who’s situations we might not understand. We’re <text:s/>taught that despite what may be seen on the outside, everyone has internal qualities not usually apparent to the naked eye. These are lessons that can be applied to the lives of any reader, and by reading literature such as </text:span><text:span text:style-name="T2">Communist </text:span><text:span text:style-name="T6">and </text:span><text:span text:style-name="T2">Mississippi</text:span><text:span text:style-name="T6">, we are able to take a dive into the life of the rural south in ways we are completely disassociated from in our daily lives. </text:span></text:p>
      <text:p text:style-name="P5"><text:span text:style-name="T4">Works Cited</text:span></text:p>
      <text:p text:style-name="P6"><text:span text:style-name="T4">Ford, Richard. </text:span><text:span text:style-name="T2">Rock Springs Stories</text:span><text:span text:style-name="T4">. Vintage Books, 1988.</text:span></text:p>
      <text:p text:style-name="P6"><text:span text:style-name="T4">Bass, Rick. </text:span><text:span text:style-name="T2">The Watch</text:span><text:span text:style-name="T6">. NY: Norton, 198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ce style:name="Times New Roman1" svg:font-family="'Times New Roman'" style:font-family-generic="roman"/>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a1cc" officeooo:paragraph-rsid="0017a1cc"/>
    </style:style>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n Kennedy<text:tab/><text:tab/>Kennedy | <text:page-number text:select-page="current">5</text:page-number></text:p>
        <text:p text:style-name="MP1">Professor Dierker</text:p>
        <text:p text:style-name="MP1">English 1302-100</text:p>
        <text:p text:style-name="MP1">San Antonio Colleg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7:03:15.402350982</meta:creation-date>
    <dc:date>2023-03-10T18:48:43.470193897</dc:date>
    <meta:editing-duration>PT1H45M26S</meta:editing-duration>
    <meta:editing-cycles>5</meta:editing-cycles>
    <meta:generator>LibreOffice/7.5.1.2$Linux_X86_64 LibreOffice_project/50$Build-2</meta:generator>
    <meta:document-statistic meta:table-count="0" meta:image-count="0" meta:object-count="0" meta:page-count="5" meta:paragraph-count="14" meta:word-count="1709" meta:character-count="9808" meta:non-whitespace-character-count="8104"/>
  </office:meta>
</office:document-meta>
</file>